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style:language-asian="ko" style:country-asian="KR"/>
    </style:style>
    <style:style style:name="T1" style:family="text">
      <style:text-properties style:language-asian="ko" style:country-asian="KR"/>
    </style:style>
    <style:style style:name="T2" style:family="text">
      <style:text-properties officeooo:rsid="00007d55" style:language-asian="ko" style:country-asian="K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설계 모델</text:h>
      <text:p text:style-name="Text_20_body"><text:span text:style-name="T1">폭포수 모델 : 문서를 완료해서 결제하면 설계를 시작함.</text:span></text:p>
      <text:p text:style-name="Text_20_body"><text:span text:style-name="T1">사시미 모델 : 일부분 구상해서 보내면 일부분에 대해서만 설계하고, 구상해서 보낸 부분에 대해 더 설계하고 하는 방식으로 각 부분을 나누어 설계함.</text:span></text:p>
      <text:p text:style-name="Text_20_body"><text:span text:style-name="T1">나선형 모델 : 가장 작은 부분부터 만들고, 점점 키워 나가는 것.</text:span><text:span text:style-name="T2">(조 단위로 돈이 들어가는 프로젝트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19-09-24T12:08:46.098000000</dc:date>
    <meta:editing-duration>PT20H30M44S</meta:editing-duration>
    <meta:editing-cycles>1</meta:editing-cycles>
    <meta:document-statistic meta:table-count="0" meta:image-count="0" meta:object-count="0" meta:page-count="1" meta:paragraph-count="4" meta:word-count="132" meta:character-count="175" meta:non-whitespace-character-count="133"/>
  </office:meta>
</office:document-meta>
</file>